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small-caps" style:font-name="Cambria" fo:font-size="18pt" fo:letter-spacing="0.0209in" fo:text-shadow="1pt 1pt" fo:font-weight="bold" style:font-size-asian="18pt" style:font-weight-asian="bold" style:font-name-complex="Tahoma" style:font-size-complex="18pt"/>
    </style:style>
    <style:style style:name="P2" style:family="paragraph" style:parent-style-name="Standard">
      <style:text-properties fo:font-variant="small-caps" style:font-name="Cambria" fo:font-size="11pt" fo:letter-spacing="0.0209in" fo:text-shadow="1pt 1pt" fo:font-weight="bold" style:font-size-asian="11pt" style:font-weight-asian="bold" style:font-name-complex="Tahoma" style:font-size-complex="11pt"/>
    </style:style>
    <style:style style:name="P3" style:family="paragraph" style:parent-style-name="Standard">
      <style:text-properties style:font-name="Cambria" fo:font-size="11pt" style:font-size-asian="11pt" style:font-name-complex="Tahoma" style:font-size-complex="11pt"/>
    </style:style>
    <style:style style:name="P4" style:family="paragraph" style:parent-style-name="Standard">
      <style:paragraph-properties fo:margin-left="0.1299in" fo:margin-right="0in"/>
      <style:text-properties style:font-name="Cambria" fo:font-size="11pt" officeooo:rsid="000c0c6c" officeooo:paragraph-rsid="000c0c6c" style:font-size-asian="11pt" style:font-name-complex="Tahoma" style:font-size-complex="11pt"/>
    </style:style>
    <style:style style:name="P5" style:family="paragraph" style:parent-style-name="Standard">
      <style:paragraph-properties fo:margin-left="0.1299in" fo:margin-right="0in"/>
      <style:text-properties style:font-name="Cambria" fo:font-size="11pt" style:font-size-asian="11pt" style:font-name-complex="Tahoma" style:font-size-complex="11pt"/>
    </style:style>
    <style:style style:name="P6" style:family="paragraph" style:parent-style-name="Standard">
      <style:text-properties style:font-name="Cambria" fo:font-size="11pt" officeooo:rsid="000ed4f6" officeooo:paragraph-rsid="000ed4f6" style:font-size-asian="11pt" style:font-name-complex="Tahoma" style:font-size-complex="11pt"/>
    </style:style>
    <style:style style:name="T1" style:family="text">
      <style:text-properties officeooo:rsid="000c0c6c"/>
    </style:style>
    <style:style style:name="T2" style:family="text">
      <style:text-properties officeooo:rsid="000c9309"/>
    </style:style>
    <style:style style:name="T3" style:family="text">
      <style:text-properties officeooo:rsid="000cc67d"/>
    </style:style>
    <style:style style:name="T4" style:family="text">
      <style:text-properties officeooo:rsid="000d4d94"/>
    </style:style>
    <style:style style:name="T5" style:family="text">
      <style:text-properties officeooo:rsid="000ed4f6"/>
    </style:style>
    <style:style style:name="T6" style:family="text">
      <style:text-properties style:font-name="Cambria" fo:font-size="11pt" style:font-size-asian="11pt" style:font-name-complex="Tahoma" style:font-size-complex="11pt"/>
    </style:style>
    <style:style style:name="T7" style:family="text">
      <style:text-properties style:font-name="Cambria" fo:font-size="11pt" fo:font-weight="bold" style:font-size-asian="11pt" style:font-weight-asian="bold" style:font-name-complex="Tahoma" style:font-size-complex="11pt"/>
    </style:style>
    <style:style style:name="T8" style:family="text">
      <style:text-properties officeooo:rsid="00103ec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Analítico</text:p>
      <text:p text:style-name="P2"/>
      <text:p text:style-name="P3">Nome do aluno:</text:p>
      <text:p text:style-name="P3">Referência de cada fonte analisada:</text:p>
      <text:p text:style-name="P4">slides passados pelo professor via moodle</text:p>
      <text:p text:style-name="P5"/>
      <text:p text:style-name="P3">Descrição da obra:</text:p>
      <text:p text:style-name="P3"/>
      <text:p text:style-name="P3"><text:tab/><text:span text:style-name="T1">A obra trata do assunto de listas encadeadas em C, as listas encadeadas são structs auto referenciadas </text:span><text:span text:style-name="T2">que podem armazenar qualquer tipo de dado, assim como os vetores, entretanto com o uso do malloc elas podem expandir seu tamanho conforme a memória é usada. </text:span></text:p>
      <text:p text:style-name="P3"><text:tab/><text:span text:style-name="T2">Essas listas em questão podem ser feitas de três maneiras diferentes </text:span><text:span text:style-name="T3">encadeadas simples duplamente encadeadas e circulares, as listas dencadeadas simples </text:span><text:span text:style-name="T4">contém o valor armazenado e um ponteiro para a próxima lista. As listas duplamente encadeadas além de ter o ponteiro para a próxima lista possuem um </text:span><text:span text:style-name="T5">ponteiro apontando para a lista anterior e a lista circular é quase igual a lista encadeada com o diferencial que o ponteiro da última lista aponta para a primeira lista. Nos três casos o ponteiro de posições deve ser iniciado com o valor NULL e conforme as listas forem criadas os valores devem ser alterados.</text:span></text:p>
      <text:p text:style-name="P3"/>
      <text:p text:style-name="Standard"><text:span text:style-name="T6">Comentários do aluno (uma opinião crítica sobre as fontes consultadas, relacionando-as – </text:span><text:span text:style-name="T7">obrigatório no mínimo 5 linhas</text:span><text:span text:style-name="T6">):</text:span></text:p>
      <text:p text:style-name="P3"/>
      <text:p text:style-name="P6"><text:tab/>Gostei bastante do conteúdo os slides estão bem didáticos e abordam o tema de forma clara e concisa <text:span text:style-name="T8">os exemplos de código auxiliam bastante na hora de entender o conteúdo. Mesmo o <text:s/>segundo slide tendo uma linguagem um pouco mais técnica do que didática não foi prroblema entender o esperado do assunto creio que agora seja apenas questão de prática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nte_20_parág._20_padrão" style:display-name="Fonte parág. padrão" style:family="text"/>
    <style:style style:name="Fonte_20_parág._20_padrão1" style:display-name="Fonte parág. padrão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Cambria" fo:font-size="10pt" style:font-size-asian="10pt" style:font-name-complex="Tahoma" style:font-size-complex="10pt"/>
    </style:style>
    <style:style style:name="MT1" style:family="text">
      <style:text-properties style:font-name="Cambria" fo:font-size="10pt" style:font-size-asian="10pt" style:font-name-complex="Tahoma" style:font-size-complex="10pt"/>
    </style:style>
    <style:page-layout style:name="Mpm1">
      <style:page-layout-properties fo:page-width="8.2681in" fo:page-height="11.6929in" style:num-format="1" style:print-orientation="portrait" fo:margin-top="1.1811in" fo:margin-bottom="0.4925in" fo:margin-left="0.9846in" fo:margin-right="0.9846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top="0.4535in" style:dynamic-spacing="true"/>
      </style:footer-style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>
      <style:footer>
        <text:p text:style-name="MP1">Prof. Marcus Vinicius Maltempi</text:p>
        <text:p text:style-name="Footer"><text:span text:style-name="MT1">Algoritmos e Técnicas de Programação II – Noturno, 2º Sem/2025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RELATÓRIO-AVALIAÇÃO</dc:title>
    <dc:subject/>
    <meta:keyword/>
    <meta:initial-creator>Marcus Vinicius Maltempi</meta:initial-creator>
    <meta:creation-date>2024-08-01T12:12:00</meta:creation-date>
    <dc:date>2025-09-01T17:52:26.398642454</dc:date>
    <meta:editing-cycles>4</meta:editing-cycles>
    <meta:editing-duration>PT23M55S</meta:editing-duration>
    <meta:document-statistic meta:table-count="0" meta:image-count="0" meta:object-count="0" meta:page-count="1" meta:paragraph-count="11" meta:word-count="254" meta:character-count="1562" meta:non-whitespace-character-count="1312"/>
    <meta:generator>LibreOffice/25.2.4.3$Linux_X86_64 LibreOffice_project/520$Build-3</meta:generator>
  </office:meta>
</office:document-meta>
</file>